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14.075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text-properties style:font-name="Times New Roman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/>
    </style:style>
    <style:style style:name="P6" style:family="paragraph">
      <style:paragraph-properties fo:margin-left="0cm" fo:margin-right="0cm" fo:text-align="justify" fo:text-indent="1.3cm"/>
    </style:style>
    <style:style style:name="P7" style:family="paragraph">
      <loext:graphic-properties draw:fill-color="#ffffff"/>
      <style:paragraph-properties fo:margin-left="0cm" fo:margin-right="0cm" fo:text-align="justify" fo:text-indent="1.3cm"/>
      <style:text-properties style:text-underline-style="none"/>
    </style:style>
    <style:style style:name="P8" style:family="paragraph">
      <style:paragraph-properties fo:margin-left="0cm" fo:margin-right="0cm" fo:line-height="150%" fo:text-align="justify" fo:text-indent="1.3cm"/>
      <style:text-properties style:font-name="Times New Roman"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text-align="justify" fo:text-indent="1.4cm"/>
      <style:text-properties style:font-name="Times New Roman"/>
    </style:style>
    <style:style style:name="P11" style:family="paragraph">
      <style:paragraph-properties fo:margin-left="0cm" fo:margin-right="0cm" fo:text-align="justify" fo:text-indent="1.4cm"/>
      <style:text-properties style:font-name="Times New Roman" fo:font-size="24pt" style:font-size-asian="24pt" style:font-size-complex="24pt"/>
    </style:style>
    <style:style style:name="P12" style:family="paragraph">
      <style:paragraph-properties fo:margin-left="0cm" fo:margin-right="0cm" fo:text-align="justify" fo:text-indent="1.5cm"/>
      <style:text-properties style:font-name="Times New Roman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en" fo:country="US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3" draw:layer="layout" svg:width="25.199cm" svg:height="16.255cm" svg:x="1.5cm" svg:y="2.445cm" presentation:class="subtitle" presentation:user-transformed="true">
          <draw:text-box>
            <text:p text:style-name="P1"><text:span text:style-name="T1">Проект «Обучающий мультимедийный клавиатурный тренажер»</text:span></text:p>
            <text:p text:style-name="P2"><text:span text:style-name="T2"/></text:p>
            <text:p text:style-name="P2"><text:span text:style-name="T2"/></text:p>
            <text:p text:style-name="P2"><text:span text:style-name="T2">Автор: Масальский Леонид Станислов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text-style-name="P5" draw:layer="layout" svg:width="25.199cm" svg:height="3.506cm" svg:x="1.4cm" svg:y="0.837cm" presentation:class="title">
          <draw:text-box>
            <text:p><text:span text:style-name="T3">Идея</text:span></text:p>
          </draw:text-box>
        </draw:frame>
        <draw:frame presentation:style-name="pr4" draw:text-style-name="P7" draw:layer="layout" svg:width="25.199cm" svg:height="14.075cm" svg:x="1.7cm" svg:y="4.725cm" presentation:class="subtitle" presentation:user-transformed="true">
          <draw:text-box>
            <text:p text:style-name="P6"><text:span text:style-name="T4">Идея проекта заключается в создании универсального клавиатурного тренажера, который бы мог также обучать пользователей печати под диктовку. Это актуально, так как сейчас в крупных университетах студенты вместо тетрадей используют ноутбуки, и нужно успеть напечатать текст, диктуемый преподователем. При этом в программе имеются и режим «Обучение», и стандартный режим что делает тренажер универсальным.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Классы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6">В программе используется множество количество классов: </text:span><text:span text:style-name="T7">PasswordWindow </text:span><text:span text:style-name="T6">(окно инициализации), </text:span><text:span text:style-name="T7">BaseWindow (</text:span><text:span text:style-name="T6">окно выбора режима и дополнительных настроек), <text:s/></text:span><text:span text:style-name="T7">Education (</text:span><text:span text:style-name="T6">окно режима «Обучение»), </text:span><text:span text:style-name="T7">Standart (</text:span><text:span text:style-name="T6">окно режима «Стандартный»), </text:span><text:span text:style-name="T7">Dictation (</text:span><text:span text:style-name="T6">окно режима «слепой печати»), </text:span><text:span text:style-name="T7">Result (</text:span><text:span text:style-name="T6">окно, выдающее результат), </text:span><text:span text:style-name="T7">Graph (</text:span><text:span text:style-name="T1">окно, создающее графики успеваемости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8">Значительную часть программы занимает работы со звуком, поэтому были использованы звуковые библиотеки simpleaudio и winsound. Первая использована для озвучки текста, вторая — для указания на ошибку. </text:span></text:p>
              </text:list-item>
              <text:list-item>
                <text:p text:style-name="P10"><text:span text:style-name="T8">Для удобства в программу была добавлена возможность создания аккаунтов — при входе необходимо зарегистрироваться или войти в систему. Инициализация представлена формой с логином и паролем.</text:span></text:p>
              </text:list-item>
              <text:list-item>
                <text:p text:style-name="P10"><text:span text:style-name="T8">В частности, программа позволяет строить следующие графики: график варьирования скорости печати и график варьирования процента ошибок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Вывод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3">Один из недостатков — малое количество текстов. Я считаю, что это бы сделало тренажер более увлекательным.</text:span></text:p>
              </text:list-item>
              <text:list-item>
                <text:p text:style-name="P12"><text:span text:style-name="T3">Несмотря на классический вид, программа смотрелась бы интересней с красочным, необычным интерфейсом.</text:span></text:p>
              </text:list-item>
              <text:list-item>
                <text:p text:style-name="P12"><text:span text:style-name="T3">Было бы интересным реализовать варьирование скорости и процента ошибок в течение печати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00:08:27.699000000</meta:creation-date>
    <dc:date>2018-12-22T00:44:08.803000000</dc:date>
    <meta:editing-duration>PT23M17S</meta:editing-duration>
    <meta:editing-cycles>5</meta:editing-cycles>
    <meta:generator>LibreOffice/4.4.1.2$Windows_x86 LibreOffice_project/45e2de17089c24a1fa810c8f975a7171ba4cd432</meta:generator>
    <meta:document-statistic meta:object-count="40"/>
  </office:meta>
</office:document-meta>
</file>